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04T23:29:21</meta:creation-date>
    <dc:date>2013-11-05T01:17:52</dc:date>
    <dc:creator>Quentin </dc:creator>
    <meta:editing-duration>PT6M2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" meta:word-count="3" meta:character-count="18" meta:non-whitespace-character-count="16"/>
  </office:meta>
</office:document-meta>
</file>